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0000" fo:font-size="18pt" fo:font-weight="normal" style:font-size-asian="18pt" style:font-weight-asian="normal" style:font-size-complex="18pt" style:font-weight-complex="normal"/>
    </style:style>
    <style:style style:name="ce7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0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2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table table:name="Regime Estacionário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ensidade da água</text:p>
          </table:table-cell>
          <table:covered-table-cell/>
          <table:table-cell office:value-type="float" office:value="999.97" calcext:value-type="float">
            <text:p>999.97</text:p>
          </table:table-cell>
          <table:table-cell table:style-name="ce1" office:value-type="string" calcext:value-type="string" table:number-columns-spanned="2" table:number-rows-spanned="1">
            <text:p>c da água</text:p>
          </table:table-cell>
          <table:covered-table-cell/>
          <table:table-cell office:value-type="float" office:value="4.186" calcext:value-type="float">
            <text:p>4.186</text:p>
          </table:table-cell>
          <table:table-cell table:style-name="ce1" office:value-type="string" calcext:value-type="string" table:number-columns-spanned="2" table:number-rows-spanned="1">
            <text:p>Secção da barra</text:p>
          </table:table-cell>
          <table:covered-table-cell/>
          <table:table-cell table:style-name="ce20" office:value-type="float" office:value="0.0004" calcext:value-type="float">
            <text:p>4.00E-004</text:p>
          </table:table-cell>
          <table:table-cell table:style-name="ce1" office:value-type="string" calcext:value-type="string" table:number-columns-spanned="2" table:number-rows-spanned="1">
            <text:p>k teorico</text:p>
          </table:table-cell>
          <table:covered-table-cell/>
          <table:table-cell office:value-type="float" office:value="237" calcext:value-type="float">
            <text:p>237</text:p>
          </table:table-cell>
          <table:table-cell table:style-name="ce1" office:value-type="string" calcext:value-type="string" table:number-columns-spanned="2" table:number-rows-spanned="1">
            <text:p>Temperatura ar</text:p>
          </table:table-cell>
          <table:covered-table-cell table:style-name="ce25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6" table:number-rows-spanned="1">
            <text:p>V=15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6.643" calcext:value-type="float">
            <text:p>-166.643</text:p>
          </table:table-cell>
          <table:table-cell table:style-name="ce27" office:value-type="float" office:value="2.028" calcext:value-type="float">
            <text:p>2.028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5.44" calcext:value-type="float">
            <text:p>-165.44</text:p>
          </table:table-cell>
          <table:table-cell table:style-name="ce27" office:value-type="float" office:value="2.566" calcext:value-type="float">
            <text:p>2.566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6]*[.$C$1]/[.C6]" office:value-type="float" office:value="0.900873873873874" calcext:value-type="float">
            <text:p>0.9008738739</text:p>
          </table:table-cell>
          <table:table-cell table:style-name="ce4" table:formula="of:=[.E6]*([.B6]/[.A6]+[.D6]/[.C6])" office:value-type="float" office:value="0.00531596745394043" calcext:value-type="float">
            <text:p>0.0053159675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4722" calcext:value-type="float">
            <text:p>52.4722</text:p>
          </table:table-cell>
          <table:table-cell table:style-name="ce27" office:value-type="float" office:value="0.1412" calcext:value-type="float">
            <text:p>0.1412</text:p>
          </table:table-cell>
          <table:table-cell/>
          <table:table-cell table:style-name="ce19" office:value-type="string" calcext:value-type="string">
            <text:p>U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3644" calcext:value-type="float">
            <text:p>52.3644</text:p>
          </table:table-cell>
          <table:table-cell table:style-name="ce27" office:value-type="float" office:value="0.1787" calcext:value-type="float">
            <text:p>0.1787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4" calcext:value-type="float">
            <text:p>110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]*[.$C$1]/[.C7]" office:value-type="float" office:value="0.905769927536232" calcext:value-type="float">
            <text:p>0.9057699275</text:p>
          </table:table-cell>
          <table:table-cell table:style-name="ce4" table:formula="of:=[.E7]*([.B7]/[.A7]+[.D7]/[.C7])" office:value-type="float" office:value="0.0053492934126234" calcext:value-type="float">
            <text:p>0.0053492934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3" calcext:value-type="float">
            <text:p>110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8]*[.$C$1]/[.C8]" office:value-type="float" office:value="0.906591115140526" calcext:value-type="float">
            <text:p>0.9065911151</text:p>
          </table:table-cell>
          <table:table-cell table:style-name="ce4" table:formula="of:=[.E8]*([.B8]/[.A8]+[.D8]/[.C8])" office:value-type="float" office:value="0.00535488768371761" calcext:value-type="float">
            <text:p>0.0053548877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4803" calcext:value-type="float">
            <text:p>50.4803</text:p>
          </table:table-cell>
          <table:table-cell table:style-name="ce19" office:value-type="float" office:value="0.08079" calcext:value-type="float">
            <text:p>0.08079</text:p>
          </table:table-cell>
          <table:table-cell table:style-name="ce19" table:formula="of:=[.I8]+273.15" office:value-type="float" office:value="323.6303" calcext:value-type="float">
            <text:p>323.6303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6]" office:value-type="float" office:value="52.4722" calcext:value-type="float">
            <text:p>52.4722</text:p>
          </table:table-cell>
          <table:table-cell table:style-name="ce8" table:formula="of:=[.P6]" office:value-type="float" office:value="0.1412" calcext:value-type="float">
            <text:p>0.1412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575" calcext:value-type="float">
            <text:p>50.57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8]+273.15" office:value-type="float" office:value="323.725" calcext:value-type="float">
            <text:p>323.725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Y6]" office:value-type="float" office:value="52.3644" calcext:value-type="float">
            <text:p>52.3644</text:p>
          </table:table-cell>
          <table:table-cell table:style-name="ce8" table:formula="of:=[.Z6]" office:value-type="float" office:value="0.1787" calcext:value-type="float">
            <text:p>0.1787</text:p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08.9" calcext:value-type="float">
            <text:p>108.9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[.A9]*[.$C$1]/[.C9]" office:value-type="float" office:value="0.918246097337006" calcext:value-type="float">
            <text:p>0.9182460973</text:p>
          </table:table-cell>
          <table:table-cell table:style-name="ce5" table:formula="of:=[.E9]*([.B9]/[.A9]+[.D9]/[.C9])" office:value-type="float" office:value="0.00543443167799541" calcext:value-type="float">
            <text:p>0.0054344317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2606" calcext:value-type="float">
            <text:p>46.72606</text:p>
          </table:table-cell>
          <table:table-cell table:style-name="ce19" office:value-type="float" office:value="0.05721" calcext:value-type="float">
            <text:p>0.05721</text:p>
          </table:table-cell>
          <table:table-cell table:style-name="ce19" table:formula="of:=[.I9]+273.15" office:value-type="float" office:value="319.87606" calcext:value-type="float">
            <text:p>319.87606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5]*0.12+[.O6]" office:value-type="float" office:value="32.47504" calcext:value-type="float">
            <text:p>32.47504</text:p>
          </table:table-cell>
          <table:table-cell table:formula="of:=0.12*[.P5]+[.P6]" office:value-type="float" office:value="0.38456" calcext:value-type="float">
            <text:p>0.38456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95" calcext:value-type="float">
            <text:p>46.795</text:p>
          </table:table-cell>
          <table:table-cell table:style-name="ce19" office:value-type="float" office:value="0.135" calcext:value-type="float">
            <text:p>0.135</text:p>
          </table:table-cell>
          <table:table-cell table:style-name="ce19" table:formula="of:=[.S9]+273.15" office:value-type="float" office:value="319.945" calcext:value-type="float">
            <text:p>319.945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Y5]*0.12+[.Y6]" office:value-type="float" office:value="32.5116" calcext:value-type="float">
            <text:p>32.5116</text:p>
          </table:table-cell>
          <table:table-cell table:formula="of:=0.12*[.Z5]+[.Z6]" office:value-type="float" office:value="0.48662" calcext:value-type="float">
            <text:p>0.48662</text:p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106.1" calcext:value-type="float">
            <text:p>106.1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0]*[.$C$1]/[.C10]" office:value-type="float" office:value="0.942478793590952" calcext:value-type="float">
            <text:p>0.9424787936</text:p>
          </table:table-cell>
          <table:table-cell table:style-name="ce5" table:formula="of:=[.E10]*([.B10]/[.A10]+[.D10]/[.C10])" office:value-type="float" office:value="0.00560068689311117" calcext:value-type="float">
            <text:p>0.0056006869</text:p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42.45819" calcext:value-type="float">
            <text:p>42.45819</text:p>
          </table:table-cell>
          <table:table-cell table:style-name="ce19" office:value-type="float" office:value="0.05646" calcext:value-type="float">
            <text:p>0.05646</text:p>
          </table:table-cell>
          <table:table-cell table:style-name="ce19" table:formula="of:=[.I10]+273.15" office:value-type="float" office:value="315.60819" calcext:value-type="float">
            <text:p>315.60819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42.485" calcext:value-type="float">
            <text:p>42.485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19" table:formula="of:=[.S10]+273.15" office:value-type="float" office:value="315.635" calcext:value-type="float">
            <text:p>315.635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99.6" calcext:value-type="float">
            <text:p>99.6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1]*[.$C$1]/[.C11]" office:value-type="float" office:value="1.0039859437751" calcext:value-type="float">
            <text:p>1.0039859438</text:p>
          </table:table-cell>
          <table:table-cell table:style-name="ce5" table:formula="of:=[.E11]*([.B11]/[.A11]+[.D11]/[.C11])" office:value-type="float" office:value="0.00602794773471396" calcext:value-type="float">
            <text:p>0.0060279477</text:p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38.09028" calcext:value-type="float">
            <text:p>38.09028</text:p>
          </table:table-cell>
          <table:table-cell table:style-name="ce19" office:value-type="float" office:value="0.03957" calcext:value-type="float">
            <text:p>0.03957</text:p>
          </table:table-cell>
          <table:table-cell table:style-name="ce19" table:formula="of:=[.I11]+273.15" office:value-type="float" office:value="311.24028" calcext:value-type="float">
            <text:p>311.24028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38.085" calcext:value-type="float">
            <text:p>38.085</text:p>
          </table:table-cell>
          <table:table-cell table:style-name="ce19" office:value-type="float" office:value="0.145" calcext:value-type="float">
            <text:p>0.145</text:p>
          </table:table-cell>
          <table:table-cell table:style-name="ce19" table:formula="of:=[.S11]+273.15" office:value-type="float" office:value="311.235" calcext:value-type="float">
            <text:p>311.235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6:.E8])" office:value-type="float" office:value="0.904411638850211" calcext:value-type="float">
            <text:p>0.9044116389</text:p>
          </table:table-cell>
          <table:table-cell table:style-name="ce4" table:formula="of:=MAX(ABS([.E6]-[.E12]);ABS([.E7]-[.E12]);ABS([.E8]-[.E12]))" office:value-type="float" office:value="0.00353776497633662" calcext:value-type="float">
            <text:p>0.003537765</text:p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34.29052" calcext:value-type="float">
            <text:p>34.29052</text:p>
          </table:table-cell>
          <table:table-cell table:style-name="ce19" office:value-type="float" office:value="0.09494" calcext:value-type="float">
            <text:p>0.09494</text:p>
          </table:table-cell>
          <table:table-cell table:style-name="ce19" table:formula="of:=[.I12]+273.15" office:value-type="float" office:value="307.44052" calcext:value-type="float">
            <text:p>307.44052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34.25" calcext:value-type="float">
            <text:p>34.2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table:formula="of:=[.S12]+273.15" office:value-type="float" office:value="307.4" calcext:value-type="float">
            <text:p>307.4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343" calcext:value-type="float">
            <text:p>21.28343</text:p>
          </table:table-cell>
          <table:table-cell table:style-name="ce19" office:value-type="float" office:value="0.072" calcext:value-type="float">
            <text:p>0.072</text:p>
          </table:table-cell>
          <table:table-cell table:style-name="ce19" table:formula="of:=[.I13]+273.15" office:value-type="float" office:value="294.43343" calcext:value-type="float">
            <text:p>294.43343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" calcext:value-type="float">
            <text:p>21.2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table:formula="of:=[.S13]+273.15" office:value-type="float" office:value="294.43" calcext:value-type="float">
            <text:p>294.43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53756" calcext:value-type="float">
            <text:p>24.53756</text:p>
          </table:table-cell>
          <table:table-cell table:style-name="ce19" office:value-type="float" office:value="0.45259" calcext:value-type="float">
            <text:p>0.45259</text:p>
          </table:table-cell>
          <table:table-cell table:style-name="ce19" table:formula="of:=[.I14]+273.15" office:value-type="float" office:value="297.68756" calcext:value-type="float">
            <text:p>297.68756</text:p>
          </table:table-cell>
          <table:table-cell table:style-name="ce19" office:value-type="string" calcext:value-type="string">
            <text:p>-</text:p>
          </table:table-cell>
          <table:table-cell table:formula="of:=[.I14]-[.I13]" office:value-type="float" office:value="3.25413" calcext:value-type="float">
            <text:p>3.25413</text:p>
          </table:table-cell>
          <table:table-cell table:formula="of:=[.J14]+[.J13]" office:value-type="float" office:value="0.52459" calcext:value-type="float">
            <text:p>0.52459</text:p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445" calcext:value-type="float">
            <text:p>24.445</text:p>
          </table:table-cell>
          <table:table-cell table:style-name="ce19" office:value-type="float" office:value="0.275" calcext:value-type="float">
            <text:p>0.275</text:p>
          </table:table-cell>
          <table:table-cell table:style-name="ce19" table:formula="of:=[.S14]+273.15" office:value-type="float" office:value="297.595" calcext:value-type="float">
            <text:p>297.595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6]*[.I7]" office:value-type="float" office:value="19.591" calcext:value-type="float">
            <text:p>19.591</text:p>
          </table:table-cell>
          <table:table-cell table:style-name="ce10" table:formula="of:=[.I7]*[.J6]+[.I6]*[.J7]" office:value-type="float" office:value="0.1637" calcext:value-type="float">
            <text:p>0.1637</text:p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6.41517" calcext:value-type="float">
            <text:p>26.41517</text:p>
          </table:table-cell>
          <table:table-cell table:style-name="ce19" office:value-type="float" office:value="0.07182" calcext:value-type="float">
            <text:p>0.07182</text:p>
          </table:table-cell>
          <table:table-cell table:style-name="ce19" table:formula="of:=[.I15]+273.15" office:value-type="float" office:value="299.56517" calcext:value-type="float">
            <text:p>299.56517</text:p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26.245" calcext:value-type="float">
            <text:p>26.24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5]+273.15" office:value-type="float" office:value="299.395" calcext:value-type="float">
            <text:p>299.395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F1]*[.E12]*[.M14]" office:value-type="float" office:value="12.3197037719442" calcext:value-type="float">
            <text:p>12.3197037719</text:p>
          </table:table-cell>
          <table:table-cell table:style-name="ce10" table:formula="of:=[.F1]*[.M14]*[.F12]+[.F1]*[.E12]*[.N14]" office:value-type="float" office:value="2.03421871773815" calcext:value-type="float">
            <text:p>2.0342187177</text:p>
          </table:table-cell>
          <table:table-cell table:style-name="ce10" table:formula="of:=AVERAGE([.C15:.C16])" office:value-type="float" office:value="15.9553518859721" calcext:value-type="float">
            <text:p>15.955351886</text:p>
          </table:table-cell>
          <table:table-cell table:style-name="ce10" table:formula="of:=MAX(ABS([.C15]-[.E16]);ABS([.C16]-[.E16]))" office:value-type="float" office:value="3.63564811402789" calcext:value-type="float">
            <text:p>3.635648114</text:p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68.4444" calcext:value-type="float">
            <text:p>68.4444</text:p>
          </table:table-cell>
          <table:table-cell table:style-name="ce19" office:value-type="float" office:value="0.65508" calcext:value-type="float">
            <text:p>0.65508</text:p>
          </table:table-cell>
          <table:table-cell table:style-name="ce19" table:formula="of:=[.I16]+273.15" office:value-type="float" office:value="341.5944" calcext:value-type="float">
            <text:p>341.5944</text:p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68.365" calcext:value-type="float">
            <text:p>68.36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6]+273.15" office:value-type="float" office:value="341.515" calcext:value-type="float">
            <text:p>341.515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15]-[.C16]" office:value-type="float" office:value="7.27129622805578" calcext:value-type="float">
            <text:p>7.2712962281</text:p>
          </table:table-cell>
          <table:table-cell table:style-name="ce10" table:formula="of:=[.D15]+[.D16]" office:value-type="float" office:value="2.19791871773815" calcext:value-type="float">
            <text:p>2.1979187177</text:p>
          </table:table-cell>
          <table:table-cell table:number-columns-repeated="10"/>
          <table:table-cell office:value-type="string" calcext:value-type="string">
            <text:p>gradT1</text:p>
          </table:table-cell>
          <table:table-cell table:formula="of:=-[.O5]" office:value-type="float" office:value="166.643" calcext:value-type="float">
            <text:p>166.643</text:p>
          </table:table-cell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formula="of:=[.F1]*[.M14]*[.F12]" office:value-type="float" office:value="0.0481906851382802" calcext:value-type="float">
            <text:p>0.0481906851</text:p>
          </table:table-cell>
          <table:table-cell/>
          <table:table-cell table:style-name="ce17" office:value-type="string" calcext:value-type="string" table:number-columns-spanned="8" table:number-rows-spanned="1">
            <text:p>Valor Estimado de P_barra</text:p>
          </table:table-cell>
          <table:covered-table-cell table:number-columns-repeated="5" table:style-name="ce16"/>
          <table:covered-table-cell table:number-columns-repeated="2"/>
          <table:table-cell office:value-type="string" calcext:value-type="string">
            <text:p>gradT2</text:p>
          </table:table-cell>
          <table:table-cell table:formula="of:=-[.O27]" office:value-type="float" office:value="314.226" calcext:value-type="float">
            <text:p>314.22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b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9]-[.I15])/[.C16]" office:value-type="float" office:value="0.491884392041974" calcext:value-type="float">
            <text:p>0.491884392</text:p>
          </table:table-cell>
          <table:table-cell table:style-name="ce10"/>
          <table:table-cell table:formula="of:=[.F1]*[.E12]*[.N14]" office:value-type="float" office:value="1.98602803259987" calcext:value-type="float">
            <text:p>1.9860280326</text:p>
          </table:table-cell>
          <table:table-cell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office:value-type="string" calcext:value-type="string">
            <text:p>K</text:p>
          </table:table-cell>
          <table:table-cell table:formula="of:=[.P17]/[.P18]" office:value-type="float" office:value="0.530328489685768" calcext:value-type="float">
            <text:p>0.5303284897</text:p>
          </table:table-cell>
          <table:table-cell table:style-name="ce24"/>
          <table:table-cell table:formula="of:=([.P19]*[.P21]-[.P20])/([.P19]*([.P23]-[.P24])-[.P22]+[.P24])" office:value-type="float" office:value="0.15188247235341" calcext:value-type="float">
            <text:p>0.1518824724</text:p>
          </table:table-cell>
          <table:table-cell table:formula="of:=[.P20]-[.R19]*([.P22]-[.P24])" office:value-type="float" office:value="12.8406746457361" calcext:value-type="float">
            <text:p>12.8406746457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16]-[.O8])/[.C15]" office:value-type="float" office:value="0.815282527691287" calcext:value-type="float">
            <text:p>0.8152825277</text:p>
          </table:table-cell>
          <table:table-cell table:style-name="ce10"/>
          <table:table-cell/>
          <table:table-cell table:style-name="ce16" office:value-type="string" calcext:value-type="string">
            <text:p>k</text:p>
          </table:table-cell>
          <table:table-cell table:style-name="ce16" table:formula="of:=[.C15]/([.I1]*ABS([.O5]))" office:value-type="float" office:value="293.906734756335" calcext:value-type="float">
            <text:p>293.9067347563</text:p>
          </table:table-cell>
          <table:table-cell table:style-name="ce16" table:formula="of:=[.G20]*([.P5]/ABS([.O5])+[.D15]/[.C15])" office:value-type="float" office:value="6.0326137796718" calcext:value-type="float">
            <text:p>6.0326137797</text:p>
          </table:table-cell>
          <table:table-cell table:style-name="ce16" table:formula="of:=[.C16]/([.I1]*ABS([.O5]))" office:value-type="float" office:value="184.821801274944" calcext:value-type="float">
            <text:p>184.8218012749</text:p>
          </table:table-cell>
          <table:table-cell table:style-name="ce16" table:formula="of:=[.I20]*([.P5]/ABS([.O5])+[.D16]/[.C16])" office:value-type="float" office:value="32.7668453360235" calcext:value-type="float">
            <text:p>32.766845336</text:p>
          </table:table-cell>
          <table:table-cell table:style-name="ce23" table:formula="of:=[.E16]/([.$I$1]*ABS([.O5]))" office:value-type="float" office:value="239.36426801564" calcext:value-type="float">
            <text:p>239.3642680156</text:p>
          </table:table-cell>
          <table:table-cell table:style-name="ce16" table:formula="of:=[.K20]*([.P5]/ABS([.O5])+[.F16]/[.E16])" office:value-type="float" office:value="57.4554647996342" calcext:value-type="float">
            <text:p>57.4554647996</text:p>
          </table:table-cell>
          <table:table-cell table:style-name="ce16" table:formula="of:=[.S19]/([.$I$1]*ABS([.O5]))" office:value-type="float" office:value="192.637474207379" calcext:value-type="float">
            <text:p>192.6374742074</text:p>
          </table:table-cell>
          <table:table-cell table:style-name="ce16"/>
          <table:table-cell table:style-name="ce13" office:value-type="string" calcext:value-type="string">
            <text:p>PQ1</text:p>
          </table:table-cell>
          <table:table-cell table:style-name="ce13" table:formula="of:=[.C15]" office:value-type="float" office:value="19.591" calcext:value-type="float">
            <text:p>19.591</text:p>
          </table:table-cell>
          <table:table-cell table:number-columns-repeated="2"/>
          <table:table-cell table:formula="of:=[.P21]-[.R19]*([.P23]-[.P24])" office:value-type="float" office:value="24.2126811881152" calcext:value-type="float">
            <text:p>24.2126811881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10" table:formula="of:=([.O8]-[.O9])/[.E16]" office:value-type="float" office:value="1.25331989810776" calcext:value-type="float">
            <text:p>1.2533198981</text:p>
          </table:table-cell>
          <table:table-cell table:style-name="ce10" table:formula="of:=[.C21]*(([.P8]+[.P9])/([.O8]-[.O9])+[.F16]/[.E16])" office:value-type="float" office:value="0.318538266040846" calcext:value-type="float">
            <text:p>0.318538266</text:p>
          </table:table-cell>
          <table:table-cell table:number-columns-repeated="10"/>
          <table:table-cell table:style-name="ce13" office:value-type="string" calcext:value-type="string">
            <text:p>PQ2</text:p>
          </table:table-cell>
          <table:table-cell table:style-name="ce13" table:formula="of:=[.C37]" office:value-type="float" office:value="34.5827" calcext:value-type="float">
            <text:p>34.5827</text:p>
          </table:table-cell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10"/>
          <table:table-cell office:value-type="string" calcext:value-type="string">
            <text:p>TQ1</text:p>
          </table:table-cell>
          <table:table-cell table:formula="of:=[.K16]" office:value-type="float" office:value="341.5944" calcext:value-type="float">
            <text:p>341.5944</text:p>
          </table:table-cell>
          <table:table-cell table:number-columns-repeated="1008"/>
        </table:table-row>
        <table:table-row table:style-name="ro1">
          <table:table-cell/>
          <table:table-cell table:style-name="ce11" table:number-columns-repeated="3"/>
          <table:table-cell table:number-columns-repeated="10"/>
          <table:table-cell office:value-type="string" calcext:value-type="string">
            <text:p>TQ2</text:p>
          </table:table-cell>
          <table:table-cell table:formula="of:=[.K38]" office:value-type="float" office:value="365.4266" calcext:value-type="float">
            <text:p>365.4266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Tar</text:p>
          </table:table-cell>
          <table:table-cell table:formula="of:=[.$O$1]+273.15" office:value-type="float" office:value="297.15" calcext:value-type="float">
            <text:p>297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6" table:number-rows-spanned="1">
            <text:p>V=20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314.226" calcext:value-type="float">
            <text:p>-314.226</text:p>
          </table:table-cell>
          <table:table-cell table:style-name="ce27" office:value-type="float" office:value="10.1" calcext:value-type="float">
            <text:p>10.1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/>
          <table:table-cell table:style-name="ce27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7.5" calcext:value-type="float">
            <text:p>107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8]*[.$C$1]/[.C28]" office:value-type="float" office:value="0.930204651162791" calcext:value-type="float">
            <text:p>0.9302046512</text:p>
          </table:table-cell>
          <table:table-cell table:style-name="ce4" table:formula="of:=[.E28]*([.B28]/[.A28]+[.D28]/[.C28])" office:value-type="float" office:value="0.00551632990805841" calcext:value-type="float">
            <text:p>0.0055163299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78.3404" calcext:value-type="float">
            <text:p>78.3404</text:p>
          </table:table-cell>
          <table:table-cell table:style-name="ce27" office:value-type="float" office:value="0.7036" calcext:value-type="float">
            <text:p>0.7036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/>
          <table:table-cell table:style-name="ce27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9]*[.$C$1]/[.C29]" office:value-type="float" office:value="0.925898148148148" calcext:value-type="float">
            <text:p>0.9258981481</text:p>
          </table:table-cell>
          <table:table-cell table:style-name="ce4" table:formula="of:=[.E29]*([.B29]/[.A29]+[.D29]/[.C29])" office:value-type="float" office:value="0.00548680384087792" calcext:value-type="float">
            <text:p>0.0054868038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5" calcext:value-type="float">
            <text:p>11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0]*[.$C$1]/[.C30]" office:value-type="float" office:value="0.896834080717489" calcext:value-type="float">
            <text:p>0.8968340807</text:p>
          </table:table-cell>
          <table:table-cell table:style-name="ce4" table:formula="of:=[.E30]*([.B30]/[.A30]+[.D30]/[.C30])" office:value-type="float" office:value="0.00528850590198878" calcext:value-type="float">
            <text:p>0.0052885059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4.89838" calcext:value-type="float">
            <text:p>74.89838</text:p>
          </table:table-cell>
          <table:table-cell table:style-name="ce19" office:value-type="float" office:value="0.07093" calcext:value-type="float">
            <text:p>0.07093</text:p>
          </table:table-cell>
          <table:table-cell table:style-name="ce19" table:formula="of:=[.I30]+273.15" office:value-type="float" office:value="348.04838" calcext:value-type="float">
            <text:p>348.04838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28]" office:value-type="float" office:value="78.3404" calcext:value-type="float">
            <text:p>78.3404</text:p>
          </table:table-cell>
          <table:table-cell table:style-name="ce8" table:formula="of:=[.P28]" office:value-type="float" office:value="0.7036" calcext:value-type="float">
            <text:p>0.7036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5.03025" calcext:value-type="float">
            <text:p>75.03025</text:p>
          </table:table-cell>
          <table:table-cell table:style-name="ce19" office:value-type="float" office:value="0.07015" calcext:value-type="float">
            <text:p>0.07015</text:p>
          </table:table-cell>
          <table:table-cell table:style-name="ce19" table:formula="of:=[.S30]+273.15" office:value-type="float" office:value="348.18025" calcext:value-type="float">
            <text:p>348.18025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Y28]" office:value-type="float" office:value="0" calcext:value-type="float">
            <text:p>0</text:p>
          </table:table-cell>
          <table:table-cell table:style-name="ce8" table:formula="of:=[.Z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9.9" calcext:value-type="float">
            <text:p>109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1]*[.$C$1]/[.C31]" office:value-type="float" office:value="0.909890809827116" calcext:value-type="float">
            <text:p>0.9098908098</text:p>
          </table:table-cell>
          <table:table-cell table:style-name="ce4" table:formula="of:=[.E31]*([.B31]/[.A31]+[.D31]/[.C31])" office:value-type="float" office:value="0.00537738017272713" calcext:value-type="float">
            <text:p>0.0053773802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7.95081" calcext:value-type="float">
            <text:p>67.95081</text:p>
          </table:table-cell>
          <table:table-cell table:style-name="ce19" office:value-type="float" office:value="0.09196" calcext:value-type="float">
            <text:p>0.09196</text:p>
          </table:table-cell>
          <table:table-cell table:style-name="ce19" table:formula="of:=[.I31]+273.15" office:value-type="float" office:value="341.10081" calcext:value-type="float">
            <text:p>341.10081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27]*0.12+[.O28]" office:value-type="float" office:value="40.63328" calcext:value-type="float">
            <text:p>40.63328</text:p>
          </table:table-cell>
          <table:table-cell table:formula="of:=0.12*[.P27]+[.P28]" office:value-type="float" office:value="1.9156" calcext:value-type="float">
            <text:p>1.9156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8.06804" calcext:value-type="float">
            <text:p>68.06804</text:p>
          </table:table-cell>
          <table:table-cell table:style-name="ce19" office:value-type="float" office:value="0.09169" calcext:value-type="float">
            <text:p>0.09169</text:p>
          </table:table-cell>
          <table:table-cell table:style-name="ce19" table:formula="of:=[.S31]+273.15" office:value-type="float" office:value="341.21804" calcext:value-type="float">
            <text:p>341.21804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Y27]*0.12+[.Y28]" office:value-type="float" office:value="0" calcext:value-type="float">
            <text:p>0</text:p>
          </table:table-cell>
          <table:table-cell table:formula="of:=0.12*[.Z27]+[.Z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 office:value-type="float" office:value="106.4" calcext:value-type="float">
            <text:p>106.4</text:p>
          </table:table-cell>
          <table:table-cell table:style-name="ce12" office:value-type="float" office:value="0.1" calcext:value-type="float">
            <text:p>0.1</text:p>
          </table:table-cell>
          <table:table-cell table:style-name="ce4" table:formula="of:=[.A32]*[.$C$1]/[.C32]" office:value-type="float" office:value="0.939821428571429" calcext:value-type="float">
            <text:p>0.9398214286</text:p>
          </table:table-cell>
          <table:table-cell table:style-name="ce4" table:formula="of:=[.E32]*([.B32]/[.A32]+[.D32]/[.C32])" office:value-type="float" office:value="0.00558239795918367" calcext:value-type="float">
            <text:p>0.005582398</text:p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59.70338" calcext:value-type="float">
            <text:p>59.70338</text:p>
          </table:table-cell>
          <table:table-cell table:style-name="ce19" office:value-type="float" office:value="0.09797" calcext:value-type="float">
            <text:p>0.09797</text:p>
          </table:table-cell>
          <table:table-cell table:style-name="ce19" table:formula="of:=[.I32]+273.15" office:value-type="float" office:value="332.85338" calcext:value-type="float">
            <text:p>332.85338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69.81588" calcext:value-type="float">
            <text:p>69.81588</text:p>
          </table:table-cell>
          <table:table-cell table:style-name="ce19" office:value-type="float" office:value="0.09725" calcext:value-type="float">
            <text:p>0.09725</text:p>
          </table:table-cell>
          <table:table-cell table:style-name="ce19" table:formula="of:=[.S32]+273.15" office:value-type="float" office:value="342.96588" calcext:value-type="float">
            <text:p>342.96588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33]*[.$C$1]/[.C33]" office:value-type="string" office:string-value="" calcext:value-type="error">
            <text:p>#DIV/0!</text:p>
          </table:table-cell>
          <table:table-cell table:style-name="ce4" table:formula="of:=[.E33]*([.B33]/[.A33]+[.D33]/[.C33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50.57204" calcext:value-type="float">
            <text:p>50.57204</text:p>
          </table:table-cell>
          <table:table-cell table:style-name="ce19" office:value-type="float" office:value="0.05747" calcext:value-type="float">
            <text:p>0.05747</text:p>
          </table:table-cell>
          <table:table-cell table:style-name="ce19" table:formula="of:=[.I33]+273.15" office:value-type="float" office:value="323.72204" calcext:value-type="float">
            <text:p>323.72204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50.65578" calcext:value-type="float">
            <text:p>50.65578</text:p>
          </table:table-cell>
          <table:table-cell table:style-name="ce19" office:value-type="float" office:value="0.06175" calcext:value-type="float">
            <text:p>0.06175</text:p>
          </table:table-cell>
          <table:table-cell table:style-name="ce19" table:formula="of:=[.S33]+273.15" office:value-type="float" office:value="323.80578" calcext:value-type="float">
            <text:p>323.80578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28:.E32])" office:value-type="float" office:value="0.920529823685394" calcext:value-type="float">
            <text:p>0.9205298237</text:p>
          </table:table-cell>
          <table:table-cell table:style-name="ce4" table:formula="of:=MAX(ABS([.E28]-[.E34]);ABS([.E29]-[.E34]);ABS([.E30]-[.E34]);ABS([.E31]-[.E34]);ABS([.E32]-[.E34]))" office:value-type="float" office:value="0.0236957429679056" calcext:value-type="float">
            <text:p>0.023695743</text:p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44.30955" calcext:value-type="float">
            <text:p>44.30955</text:p>
          </table:table-cell>
          <table:table-cell table:style-name="ce19" office:value-type="float" office:value="0.13052" calcext:value-type="float">
            <text:p>0.13052</text:p>
          </table:table-cell>
          <table:table-cell table:style-name="ce19" table:formula="of:=[.I34]+273.15" office:value-type="float" office:value="317.45955" calcext:value-type="float">
            <text:p>317.45955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44.43846" calcext:value-type="float">
            <text:p>44.43846</text:p>
          </table:table-cell>
          <table:table-cell table:style-name="ce19" office:value-type="float" office:value="0.1301" calcext:value-type="float">
            <text:p>0.1301</text:p>
          </table:table-cell>
          <table:table-cell table:style-name="ce19" table:formula="of:=[.S34]+273.15" office:value-type="float" office:value="317.58846" calcext:value-type="float">
            <text:p>317.58846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4272" calcext:value-type="float">
            <text:p>21.74272</text:p>
          </table:table-cell>
          <table:table-cell table:style-name="ce19" office:value-type="float" office:value="0.0871" calcext:value-type="float">
            <text:p>0.0871</text:p>
          </table:table-cell>
          <table:table-cell table:style-name="ce19" table:formula="of:=[.I35]+273.15" office:value-type="float" office:value="294.89272" calcext:value-type="float">
            <text:p>294.89272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1902" calcext:value-type="float">
            <text:p>21.71902</text:p>
          </table:table-cell>
          <table:table-cell table:style-name="ce19" office:value-type="float" office:value="0.08902" calcext:value-type="float">
            <text:p>0.08902</text:p>
          </table:table-cell>
          <table:table-cell table:style-name="ce19" table:formula="of:=[.S35]+273.15" office:value-type="float" office:value="294.86902" calcext:value-type="float">
            <text:p>294.86902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65566" calcext:value-type="float">
            <text:p>27.65566</text:p>
          </table:table-cell>
          <table:table-cell table:style-name="ce19" office:value-type="float" office:value="0.65275" calcext:value-type="float">
            <text:p>0.65275</text:p>
          </table:table-cell>
          <table:table-cell table:style-name="ce19" table:formula="of:=[.I36]+273.15" office:value-type="float" office:value="300.80566" calcext:value-type="float">
            <text:p>300.80566</text:p>
          </table:table-cell>
          <table:table-cell table:style-name="ce19" office:value-type="string" calcext:value-type="string">
            <text:p>-</text:p>
          </table:table-cell>
          <table:table-cell table:formula="of:=[.I36]-[.I35]" office:value-type="float" office:value="5.91294" calcext:value-type="float">
            <text:p>5.91294</text:p>
          </table:table-cell>
          <table:table-cell table:formula="of:=[.J36]+[.J35]" office:value-type="float" office:value="0.73985" calcext:value-type="float">
            <text:p>0.73985</text:p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79664" calcext:value-type="float">
            <text:p>27.79664</text:p>
          </table:table-cell>
          <table:table-cell table:style-name="ce19" office:value-type="float" office:value="0.66449" calcext:value-type="float">
            <text:p>0.66449</text:p>
          </table:table-cell>
          <table:table-cell table:style-name="ce19" table:formula="of:=[.S36]+273.15" office:value-type="float" office:value="300.94664" calcext:value-type="float">
            <text:p>300.94664</text:p>
          </table:table-cell>
          <table:table-cell table:style-name="ce19" office:value-type="string" calcext:value-type="string">
            <text:p>-</text:p>
          </table:table-cell>
          <table:table-cell table:formula="of:=[.S36]-[.S35]" office:value-type="float" office:value="6.07762" calcext:value-type="float">
            <text:p>6.07762</text:p>
          </table:table-cell>
          <table:table-cell table:formula="of:=[.T36]+[.T35]" office:value-type="float" office:value="0.75351" calcext:value-type="float">
            <text:p>0.75351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28]*[.I29]" office:value-type="float" office:value="34.5827" calcext:value-type="float">
            <text:p>34.5827</text:p>
          </table:table-cell>
          <table:table-cell table:style-name="ce10" table:formula="of:=[.I28]*[.J29]+[.I29]*[.J28]" office:value-type="float" office:value="0.2172" calcext:value-type="float">
            <text:p>0.2172</text:p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31.8419" calcext:value-type="float">
            <text:p>31.8419</text:p>
          </table:table-cell>
          <table:table-cell table:style-name="ce19" office:value-type="float" office:value="0.12609" calcext:value-type="float">
            <text:p>0.12609</text:p>
          </table:table-cell>
          <table:table-cell table:style-name="ce19" table:formula="of:=[.I37]+273.15" office:value-type="float" office:value="304.9919" calcext:value-type="float">
            <text:p>304.9919</text:p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32.02688" calcext:value-type="float">
            <text:p>32.02688</text:p>
          </table:table-cell>
          <table:table-cell table:style-name="ce19" office:value-type="float" office:value="0.11039" calcext:value-type="float">
            <text:p>0.11039</text:p>
          </table:table-cell>
          <table:table-cell table:style-name="ce19" table:formula="of:=[.S37]+273.15" office:value-type="float" office:value="305.17688" calcext:value-type="float">
            <text:p>305.17688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F1]*[.E34]*[.M36]" office:value-type="float" office:value="22.7845554591625" calcext:value-type="float">
            <text:p>22.7845554592</text:p>
          </table:table-cell>
          <table:table-cell table:style-name="ce10" table:formula="of:=[.F1]*[.M36]*[.F34]+[.F1]*[.E34]*[.N36]" office:value-type="float" office:value="3.43739876825811" calcext:value-type="float">
            <text:p>3.4373987683</text:p>
          </table:table-cell>
          <table:table-cell table:style-name="ce10" table:formula="of:=AVERAGE([.C37:.C38])" office:value-type="float" office:value="28.6836277295812" calcext:value-type="float">
            <text:p>28.6836277296</text:p>
          </table:table-cell>
          <table:table-cell table:style-name="ce10" table:formula="of:=MAX(ABS([.C37]-[.E38]);ABS([.C38]-[.E38]))" office:value-type="float" office:value="5.89907227041877" calcext:value-type="float">
            <text:p>5.8990722704</text:p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92.2766" calcext:value-type="float">
            <text:p>92.2766</text:p>
          </table:table-cell>
          <table:table-cell table:style-name="ce19" office:value-type="float" office:value="0.89239" calcext:value-type="float">
            <text:p>0.89239</text:p>
          </table:table-cell>
          <table:table-cell table:style-name="ce19" table:formula="of:=[.I38]+273.15" office:value-type="float" office:value="365.4266" calcext:value-type="float">
            <text:p>365.4266</text:p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92.63468" calcext:value-type="float">
            <text:p>92.63468</text:p>
          </table:table-cell>
          <table:table-cell table:style-name="ce19" office:value-type="float" office:value="0.89573" calcext:value-type="float">
            <text:p>0.89573</text:p>
          </table:table-cell>
          <table:table-cell table:style-name="ce19" table:formula="of:=[.S38]+273.15" office:value-type="float" office:value="365.78468" calcext:value-type="float">
            <text:p>365.78468</text:p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37]-[.C38]" office:value-type="float" office:value="11.7981445408375" calcext:value-type="float">
            <text:p>11.7981445408</text:p>
          </table:table-cell>
          <table:table-cell table:style-name="ce10" table:formula="of:=[.D37]+[.D38]" office:value-type="float" office:value="3.65459876825811" calcext:value-type="float">
            <text:p>3.6545987683</text:p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31]-[.I37])/[.C38]" office:value-type="float" office:value="0.385848212652518" calcext:value-type="float">
            <text:p>0.3858482127</text:p>
          </table:table-cell>
          <table:table-cell table:style-name="ce10"/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38]-[.O30])/[.C37]" office:value-type="float" office:value="0.402981837739679" calcext:value-type="float">
            <text:p>0.4029818377</text:p>
          </table:table-cell>
          <table:table-cell table:style-name="ce10"/>
          <table:table-cell/>
          <table:table-cell table:style-name="ce16" office:value-type="string" calcext:value-type="string">
            <text:p>k</text:p>
          </table:table-cell>
          <table:table-cell table:style-name="ce16" table:formula="of:=[.C37]/([.I1]*ABS([.O27]))" office:value-type="float" office:value="275.14193605876" calcext:value-type="float">
            <text:p>275.1419360588</text:p>
          </table:table-cell>
          <table:table-cell table:style-name="ce16" table:formula="of:=[.G42]*([.D37]/[.C37]+[.P27]/ABS([.O27]))" office:value-type="float" office:value="10.5717972229971" calcext:value-type="float">
            <text:p>10.571797223</text:p>
          </table:table-cell>
          <table:table-cell table:style-name="ce16" table:formula="of:=[.C38]/([.I1]*ABS([.O27]))" office:value-type="float" office:value="181.275224354147" calcext:value-type="float">
            <text:p>181.2752243541</text:p>
          </table:table-cell>
          <table:table-cell table:style-name="ce16" table:formula="of:=[.I42]*([.D38]/[.C38]+[.P27]/ABS([.O27]))" office:value-type="float" office:value="33.1747744827677" calcext:value-type="float">
            <text:p>33.1747744828</text:p>
          </table:table-cell>
          <table:table-cell table:style-name="ce23" table:formula="of:=[.E38]/([.$I$1]*ABS([.O27]))" office:value-type="float" office:value="228.208580206454" calcext:value-type="float">
            <text:p>228.2085802065</text:p>
          </table:table-cell>
          <table:table-cell table:style-name="ce16" table:formula="of:=[.K42]*([.F38]/[.E38]+[.P27]/ABS([.O27]))" office:value-type="float" office:value="54.2685434564043" calcext:value-type="float">
            <text:p>54.2685434564</text:p>
          </table:table-cell>
          <table:table-cell table:style-name="ce16" table:formula="of:=[.S20]/([.$I$1]*ABS([.O27]))" office:value-type="float" office:value="192.637474207379" calcext:value-type="float">
            <text:p>192.6374742074</text:p>
          </table:table-cell>
          <table:table-cell table:style-name="ce16"/>
          <table:table-cell table:number-columns-repeated="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10" table:formula="of:=([.I30]-[.I34])/[.E38]" office:value-type="float" office:value="1.06642124519187" calcext:value-type="float">
            <text:p>1.0664212452</text:p>
          </table:table-cell>
          <table:table-cell table:style-name="ce10" table:formula="of:=[.C43]*(([.Z30]+[.Z31])/([.Y30]-[.Y31])+[.F38]/[.E38])" office:value-type="string" office:string-value="" calcext:value-type="error">
            <text:p>#DIV/0!</text:p>
          </table:table-cell>
          <table:table-cell table:number-columns-repeated="1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0" table:number-columns-repeated="3"/>
          <table:table-cell table:number-columns-repeated="13"/>
          <table:table-cell table:style-name="ce13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ce13" table:number-columns-repeated="3"/>
          <table:table-cell table:number-columns-repeated="13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6" table:number-rows-spanned="1">
            <text:p>V=5V</text:p>
          </table:table-cell>
          <table:covered-table-cell table:number-columns-repeated="15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25.7617" calcext:value-type="float">
            <text:p>-25.7617</text:p>
          </table:table-cell>
          <table:table-cell table:style-name="ce27" office:value-type="float" office:value="1.054" calcext:value-type="float">
            <text:p>1.054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2.6" calcext:value-type="float">
            <text:p>112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0]*[.$C$1]/[.C50]" office:value-type="float" office:value="0.888072824156306" calcext:value-type="float">
            <text:p>0.8880728242</text:p>
          </table:table-cell>
          <table:table-cell table:style-name="ce4" table:formula="of:=[.E50]*([.B50]/[.A50]+[.D50]/[.C50])" office:value-type="float" office:value="0.00522906112269654" calcext:value-type="float">
            <text:p>0.0052290611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5.02" calcext:value-type="float">
            <text:p>5.0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25.655" calcext:value-type="float">
            <text:p>25.655</text:p>
          </table:table-cell>
          <table:table-cell table:style-name="ce27" office:value-type="float" office:value="0.07342" calcext:value-type="float">
            <text:p>0.07342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formula="of:=111.6" office:value-type="float" office:value="111.6" calcext:value-type="float">
            <text:p>11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1]*[.$C$1]/[.C51]" office:value-type="float" office:value="0.896030465949821" calcext:value-type="float">
            <text:p>0.8960304659</text:p>
          </table:table-cell>
          <table:table-cell table:style-name="ce4" table:formula="of:=[.E51]*([.B51]/[.A51]+[.D51]/[.C51])" office:value-type="float" office:value="0.00528304701249984" calcext:value-type="float">
            <text:p>0.005283047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44" calcext:value-type="float">
            <text:p>0.44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1" calcext:value-type="float">
            <text:p>111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2]*[.$C$1]/[.C52]" office:value-type="float" office:value="0.90006300630063" calcext:value-type="float">
            <text:p>0.9000630063</text:p>
          </table:table-cell>
          <table:table-cell table:style-name="ce4" table:formula="of:=[.E52]*([.B52]/[.A52]+[.D52]/[.C52])" office:value-type="float" office:value="0.00531045275094566" calcext:value-type="float">
            <text:p>0.0053104528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25.37484" calcext:value-type="float">
            <text:p>25.37484</text:p>
          </table:table-cell>
          <table:table-cell table:style-name="ce19" office:value-type="float" office:value="0.1435" calcext:value-type="float">
            <text:p>0.1435</text:p>
          </table:table-cell>
          <table:table-cell table:style-name="ce19" table:formula="of:=[.I52]+273.15" office:value-type="float" office:value="298.52484" calcext:value-type="float">
            <text:p>298.52484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50]" office:value-type="float" office:value="25.655" calcext:value-type="float">
            <text:p>25.655</text:p>
          </table:table-cell>
          <table:table-cell table:style-name="ce8" table:formula="of:=[.P50]" office:value-type="float" office:value="0.07342" calcext:value-type="float">
            <text:p>0.07342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53]*[.$C$1]/[.C53]" office:value-type="string" office:string-value="" calcext:value-type="error">
            <text:p>#DIV/0!</text:p>
          </table:table-cell>
          <table:table-cell table:style-name="ce4" table:formula="of:=[.E53]*([.B53]/[.A53]+[.D53]/[.C53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24.79502" calcext:value-type="float">
            <text:p>24.79502</text:p>
          </table:table-cell>
          <table:table-cell table:style-name="ce19" office:value-type="float" office:value="0.04703" calcext:value-type="float">
            <text:p>0.04703</text:p>
          </table:table-cell>
          <table:table-cell table:style-name="ce19" table:formula="of:=[.I53]+273.15" office:value-type="float" office:value="297.94502" calcext:value-type="float">
            <text:p>297.94502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49]*0.12+[.O50]" office:value-type="float" office:value="22.563596" calcext:value-type="float">
            <text:p>22.563596</text:p>
          </table:table-cell>
          <table:table-cell table:formula="of:=0.12*[.P49]+[.P50]" office:value-type="float" office:value="0.1999" calcext:value-type="float">
            <text:p>0.1999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4]*[.$C$1]/[.C54]" office:value-type="string" office:string-value="" calcext:value-type="error">
            <text:p>#DIV/0!</text:p>
          </table:table-cell>
          <table:table-cell table:style-name="ce4" table:formula="of:=[.E54]*([.B54]/[.A54]+[.D54]/[.C54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24.15044" calcext:value-type="float">
            <text:p>24.15044</text:p>
          </table:table-cell>
          <table:table-cell table:style-name="ce19" office:value-type="float" office:value="0.04303" calcext:value-type="float">
            <text:p>0.04303</text:p>
          </table:table-cell>
          <table:table-cell table:style-name="ce19" table:formula="of:=[.I54]+273.15" office:value-type="float" office:value="297.30044" calcext:value-type="float">
            <text:p>297.30044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5]*[.$C$1]/[.C55]" office:value-type="string" office:string-value="" calcext:value-type="error">
            <text:p>#DIV/0!</text:p>
          </table:table-cell>
          <table:table-cell table:style-name="ce4" table:formula="of:=[.E55]*([.B55]/[.A55]+[.D55]/[.C55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23.3483" calcext:value-type="float">
            <text:p>23.3483</text:p>
          </table:table-cell>
          <table:table-cell table:style-name="ce19" office:value-type="float" office:value="0.03972" calcext:value-type="float">
            <text:p>0.03972</text:p>
          </table:table-cell>
          <table:table-cell table:style-name="ce19" table:formula="of:=[.I55]+273.15" office:value-type="float" office:value="296.4983" calcext:value-type="float">
            <text:p>296.4983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1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50:.E52])" office:value-type="float" office:value="0.894722098802252" calcext:value-type="float">
            <text:p>0.8947220988</text:p>
          </table:table-cell>
          <table:table-cell table:style-name="ce4" table:formula="of:=MAX(ABS([.E50]-[.E56]);ABS([.E51]-[.E56]);ABS([.E52]-[.E56]))" office:value-type="float" office:value="0.00664927464594656" calcext:value-type="float">
            <text:p>0.0066492746</text:p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22.87799" calcext:value-type="float">
            <text:p>22.87799</text:p>
          </table:table-cell>
          <table:table-cell table:style-name="ce19" office:value-type="float" office:value="0.04396" calcext:value-type="float">
            <text:p>0.04396</text:p>
          </table:table-cell>
          <table:table-cell table:style-name="ce19" table:formula="of:=[.I56]+273.15" office:value-type="float" office:value="296.02799" calcext:value-type="float">
            <text:p>296.02799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6078" calcext:value-type="float">
            <text:p>21.6078</text:p>
          </table:table-cell>
          <table:table-cell table:style-name="ce19" office:value-type="float" office:value="0.06921" calcext:value-type="float">
            <text:p>0.06921</text:p>
          </table:table-cell>
          <table:table-cell table:style-name="ce19" table:formula="of:=[.I57]+273.15" office:value-type="float" office:value="294.7578" calcext:value-type="float">
            <text:p>294.7578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04113" calcext:value-type="float">
            <text:p>22.04113</text:p>
          </table:table-cell>
          <table:table-cell table:style-name="ce19" office:value-type="float" office:value="0.12984" calcext:value-type="float">
            <text:p>0.12984</text:p>
          </table:table-cell>
          <table:table-cell table:style-name="ce19" table:formula="of:=[.I58]+273.15" office:value-type="float" office:value="295.19113" calcext:value-type="float">
            <text:p>295.19113</text:p>
          </table:table-cell>
          <table:table-cell table:style-name="ce19" office:value-type="string" calcext:value-type="string">
            <text:p>-</text:p>
          </table:table-cell>
          <table:table-cell table:formula="of:=[.I58]-[.I57]" office:value-type="float" office:value="0.433329999999998" calcext:value-type="float">
            <text:p>0.43333</text:p>
          </table:table-cell>
          <table:table-cell table:formula="of:=[.J58]+[.J57]" office:value-type="float" office:value="0.19905" calcext:value-type="float">
            <text:p>0.19905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50]*[.I51]" office:value-type="float" office:value="2.2088" calcext:value-type="float">
            <text:p>2.2088</text:p>
          </table:table-cell>
          <table:table-cell table:style-name="ce10" table:formula="of:=[.I50]*[.J51]+[.I51]*[.J50]" office:value-type="float" office:value="0.0546" calcext:value-type="float">
            <text:p>0.0546</text:p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1.67678" calcext:value-type="float">
            <text:p>21.67678</text:p>
          </table:table-cell>
          <table:table-cell table:style-name="ce19" office:value-type="float" office:value="0.04015" calcext:value-type="float">
            <text:p>0.04015</text:p>
          </table:table-cell>
          <table:table-cell table:style-name="ce19" table:formula="of:=[.I59]+273.15" office:value-type="float" office:value="294.82678" calcext:value-type="float">
            <text:p>294.82678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F1]*[.E56]*[.M58]" office:value-type="float" office:value="1.62295375473167" calcext:value-type="float">
            <text:p>1.6229537547</text:p>
          </table:table-cell>
          <table:table-cell table:style-name="ce10" table:formula="of:=[.F1]*[.M58]*[.F56]+[.F1]*[.E56]*[.N58]" office:value-type="float" office:value="0.757564547890164" calcext:value-type="float">
            <text:p>0.7575645479</text:p>
          </table:table-cell>
          <table:table-cell table:style-name="ce10" table:formula="of:=AVERAGE([.C59:.C60])" office:value-type="float" office:value="1.91587687736584" calcext:value-type="float">
            <text:p>1.9158768774</text:p>
          </table:table-cell>
          <table:table-cell table:style-name="ce10" table:formula="of:=MAX(ABS([.C59]-[.E60]);ABS([.C60]-[.E60]))" office:value-type="float" office:value="0.292923122634164" calcext:value-type="float">
            <text:p>0.2929231226</text:p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35.11126" calcext:value-type="float">
            <text:p>35.11126</text:p>
          </table:table-cell>
          <table:table-cell table:style-name="ce19" office:value-type="float" office:value="0.36805" calcext:value-type="float">
            <text:p>0.36805</text:p>
          </table:table-cell>
          <table:table-cell table:style-name="ce19" table:formula="of:=[.I60]+273.15" office:value-type="float" office:value="308.26126" calcext:value-type="float">
            <text:p>308.26126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59]-[.C60]" office:value-type="float" office:value="0.585846245268327" calcext:value-type="float">
            <text:p>0.5858462453</text:p>
          </table:table-cell>
          <table:table-cell table:style-name="ce10" table:formula="of:=[.D59]+[.D60]" office:value-type="float" office:value="0.812164547890164" calcext:value-type="float">
            <text:p>0.8121645479</text:p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53]-[.I59])/[.C60]" office:value-type="float" office:value="0.546420991611446" calcext:value-type="float">
            <text:p>0.5464209916</text:p>
          </table:table-cell>
          <table:table-cell table:style-name="ce10"/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S60]-[.Y52])/[.C59]" office:value-type="float" office:value="0" calcext:value-type="float">
            <text:p>0</text:p>
          </table:table-cell>
          <table:table-cell table:style-name="ce10"/>
          <table:table-cell/>
          <table:table-cell table:style-name="ce16" office:value-type="string" calcext:value-type="string">
            <text:p>k</text:p>
          </table:table-cell>
          <table:table-cell table:style-name="ce16" table:formula="of:=[.C59]/([.I23]*ABS([.O49]))" office:value-type="string" office:string-value="" calcext:value-type="error">
            <text:p>#DIV/0!</text:p>
          </table:table-cell>
          <table:table-cell table:style-name="ce16" table:formula="of:=[.G64]*([.D59]/[.C59]+[.P49]/ABS([.O49]))" office:value-type="string" office:string-value="" calcext:value-type="error">
            <text:p>#DIV/0!</text:p>
          </table:table-cell>
          <table:table-cell table:style-name="ce16" table:formula="of:=[.C60]/([.I23]*ABS([.O49]))" office:value-type="string" office:string-value="" calcext:value-type="error">
            <text:p>#DIV/0!</text:p>
          </table:table-cell>
          <table:table-cell table:style-name="ce16" table:formula="of:=[.I64]*([.D60]/[.C60]+[.P49]/ABS([.O49]))" office:value-type="string" office:string-value="" calcext:value-type="error">
            <text:p>#DIV/0!</text:p>
          </table:table-cell>
          <table:table-cell table:style-name="ce23" table:formula="of:=[.E60]/([.$I$1]*ABS([.O49]))" office:value-type="float" office:value="185.922986193248" calcext:value-type="float">
            <text:p>185.9229861932</text:p>
          </table:table-cell>
          <table:table-cell table:style-name="ce16" table:formula="of:=[.K64]*([.F60]/[.E60]+[.P49]/ABS([.O49]))" office:value-type="float" office:value="36.0329727476483" calcext:value-type="float">
            <text:p>36.0329727476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10" table:formula="of:=([.Y53]-[.Y52])/[.E60]" office:value-type="float" office:value="0" calcext:value-type="float">
            <text:p>0</text:p>
          </table:table-cell>
          <table:table-cell table:style-name="ce10" table:formula="of:=[.C65]*(([.Z52]+[.Z53])/([.Y52]-[.Y53])+[.F60]/[.E60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6" table:number-rows-spanned="1">
            <text:p>V=10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100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9" calcext:value-type="float">
            <text:p>111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1]*[.$C$1]/[.C71]" office:value-type="float" office:value="0.893628239499553" calcext:value-type="float">
            <text:p>0.8936282395</text:p>
          </table:table-cell>
          <table:table-cell table:style-name="ce4" table:formula="of:=[.E71]*([.B71]/[.A71]+[.D71]/[.C71])" office:value-type="float" office:value="0.00526673658579049" calcext:value-type="float">
            <text:p>0.0052667366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0.06" calcext:value-type="float">
            <text:p>10.06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6" office:value-type="float" office:value="118.4" calcext:value-type="float">
            <text:p>118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[.A72]*[.$C$1]/[.C72]" office:value-type="float" office:value="0.844569256756757" calcext:value-type="float">
            <text:p>0.8445692568</text:p>
          </table:table-cell>
          <table:table-cell table:style-name="ce6" table:formula="of:=[.E72]*([.B72]/[.A72]+[.D72]/[.C72])" office:value-type="float" office:value="0.00493616491280132" calcext:value-type="float">
            <text:p>0.0049361649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87" calcext:value-type="float">
            <text:p>0.87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3]*[.$C$1]/[.C73]" office:value-type="float" office:value="0.859080756013746" calcext:value-type="float">
            <text:p>0.859080756</text:p>
          </table:table-cell>
          <table:table-cell table:style-name="ce4" table:formula="of:=[.E73]*([.B73]/[.A73]+[.D73]/[.C73])" office:value-type="float" office:value="0.00503344566667848" calcext:value-type="float">
            <text:p>0.0050334457</text:p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string" calcext:value-type="string">
            <text:p>33,00246</text:p>
          </table:table-cell>
          <table:table-cell table:style-name="ce19" office:value-type="string" calcext:value-type="string">
            <text:p>0,11958</text:p>
          </table:table-cell>
          <table:table-cell table:style-name="ce19" table:formula="of:=[.I73]+273.15" office:value-type="string" office:string-value="" calcext:value-type="error">
            <text:p>#VALUE!</text:p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71]" office:value-type="float" office:value="0" calcext:value-type="float">
            <text:p>0</text:p>
          </table:table-cell>
          <table:table-cell table:style-name="ce8" table:formula="of:=[.P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74]*[.$C$1]/[.C74]" office:value-type="string" office:string-value="" calcext:value-type="error">
            <text:p>#DIV/0!</text:p>
          </table:table-cell>
          <table:table-cell table:style-name="ce4" table:formula="of:=[.E74]*([.B74]/[.A74]+[.D74]/[.C74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string" calcext:value-type="string">
            <text:p>31,29073</text:p>
          </table:table-cell>
          <table:table-cell table:style-name="ce19" office:value-type="string" calcext:value-type="string">
            <text:p>0,04952</text:p>
          </table:table-cell>
          <table:table-cell table:style-name="ce19" table:formula="of:=[.I74]+273.15" office:value-type="string" office:string-value="" calcext:value-type="error">
            <text:p>#VALUE!</text:p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70]*0.12+[.O71]" office:value-type="float" office:value="0" calcext:value-type="float">
            <text:p>0</text:p>
          </table:table-cell>
          <table:table-cell table:formula="of:=0.12*[.P70]+[.P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5]*[.$C$1]/[.C75]" office:value-type="string" office:string-value="" calcext:value-type="error">
            <text:p>#DIV/0!</text:p>
          </table:table-cell>
          <table:table-cell table:style-name="ce4" table:formula="of:=[.E75]*([.B75]/[.A75]+[.D75]/[.C75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string" calcext:value-type="string">
            <text:p>29,2106</text:p>
          </table:table-cell>
          <table:table-cell table:style-name="ce19" office:value-type="string" calcext:value-type="string">
            <text:p>0,04585</text:p>
          </table:table-cell>
          <table:table-cell table:style-name="ce19" table:formula="of:=[.I75]+273.15" office:value-type="string" office:string-value="" calcext:value-type="error">
            <text:p>#VALUE!</text:p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6]*[.$C$1]/[.C76]" office:value-type="string" office:string-value="" calcext:value-type="error">
            <text:p>#DIV/0!</text:p>
          </table:table-cell>
          <table:table-cell table:style-name="ce4" table:formula="of:=[.E76]*([.B76]/[.A76]+[.D76]/[.C76])" office:value-type="string" office:string-value="" calcext:value-type="error">
            <text:p>#DIV/0!</text:p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string" calcext:value-type="string">
            <text:p>27,27115</text:p>
          </table:table-cell>
          <table:table-cell table:style-name="ce19" office:value-type="string" calcext:value-type="string">
            <text:p>0,04202</text:p>
          </table:table-cell>
          <table:table-cell table:style-name="ce19" table:formula="of:=[.I76]+273.15" office:value-type="string" office:string-value="" calcext:value-type="error">
            <text:p>#VALUE!</text:p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1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71:.E73])" office:value-type="float" office:value="0.865759417423352" calcext:value-type="float">
            <text:p>0.8657594174</text:p>
          </table:table-cell>
          <table:table-cell table:style-name="ce4" table:formula="of:=MAX(ABS([.E71]-[.E77]);ABS([.E72]-[.E77]);ABS([.E73]-[.E77]);AVERAGE([.F71:.F73]))" office:value-type="float" office:value="0.0278688220762013" calcext:value-type="float">
            <text:p>0.0278688221</text:p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string" calcext:value-type="string">
            <text:p>25,78096</text:p>
          </table:table-cell>
          <table:table-cell table:style-name="ce19" office:value-type="string" calcext:value-type="string">
            <text:p>0,04525</text:p>
          </table:table-cell>
          <table:table-cell table:style-name="ce19" table:formula="of:=[.I77]+273.15" office:value-type="string" office:string-value="" calcext:value-type="error">
            <text:p>#VALUE!</text:p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3132" calcext:value-type="float">
            <text:p>21.23132</text:p>
          </table:table-cell>
          <table:table-cell table:style-name="ce19" office:value-type="float" office:value="0.0695" calcext:value-type="float">
            <text:p>0.0695</text:p>
          </table:table-cell>
          <table:table-cell table:style-name="ce19" table:formula="of:=[.I78]+273.15" office:value-type="float" office:value="294.38132" calcext:value-type="float">
            <text:p>294.38132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62676" calcext:value-type="float">
            <text:p>22.62676</text:p>
          </table:table-cell>
          <table:table-cell table:style-name="ce19" office:value-type="float" office:value="0.36042" calcext:value-type="float">
            <text:p>0.36042</text:p>
          </table:table-cell>
          <table:table-cell table:style-name="ce19" table:formula="of:=[.I79]+273.15" office:value-type="float" office:value="295.77676" calcext:value-type="float">
            <text:p>295.77676</text:p>
          </table:table-cell>
          <table:table-cell table:style-name="ce19" office:value-type="string" calcext:value-type="string">
            <text:p>-</text:p>
          </table:table-cell>
          <table:table-cell table:formula="of:=[.I79]-[.I78]" office:value-type="float" office:value="1.39544" calcext:value-type="float">
            <text:p>1.39544</text:p>
          </table:table-cell>
          <table:table-cell table:formula="of:=[.J79]+[.J78]" office:value-type="float" office:value="0.42992" calcext:value-type="float">
            <text:p>0.4299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71]*[.I72]" office:value-type="float" office:value="8.7522" calcext:value-type="float">
            <text:p>8.7522</text:p>
          </table:table-cell>
          <table:table-cell table:style-name="ce10" table:formula="of:=[.I71]*[.J72]+[.I72]*[.J71]" office:value-type="float" office:value="0.1093" calcext:value-type="float">
            <text:p>0.1093</text:p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string" calcext:value-type="string">
            <text:p>22,77074</text:p>
          </table:table-cell>
          <table:table-cell table:style-name="ce19" office:value-type="string" calcext:value-type="string">
            <text:p>0,0475</text:p>
          </table:table-cell>
          <table:table-cell table:style-name="ce19" table:formula="of:=[.I80]+273.15" office:value-type="string" office:string-value="" calcext:value-type="error">
            <text:p>#VALUE!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F1]*[.E77]*[.M79]" office:value-type="float" office:value="5.05717073558653" calcext:value-type="float">
            <text:p>5.0571707356</text:p>
          </table:table-cell>
          <table:table-cell table:style-name="ce10" table:formula="of:=[.F1]*[.M79]*[.F77]+[.F1]*[.E77]*[.N79]" office:value-type="float" office:value="1.72085019102055" calcext:value-type="float">
            <text:p>1.720850191</text:p>
          </table:table-cell>
          <table:table-cell table:style-name="ce10" table:formula="of:=AVERAGE([.C80:.C81])" office:value-type="float" office:value="6.90468536779327" calcext:value-type="float">
            <text:p>6.9046853678</text:p>
          </table:table-cell>
          <table:table-cell table:style-name="ce10" table:formula="of:=MAX(ABS([.C80]-[.E81]);ABS([.C81]-[.E81]))" office:value-type="float" office:value="1.84751463220674" calcext:value-type="float">
            <text:p>1.8475146322</text:p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string" calcext:value-type="string">
            <text:p>58,22318</text:p>
          </table:table-cell>
          <table:table-cell table:style-name="ce19" office:value-type="string" calcext:value-type="string">
            <text:p>0,554117</text:p>
          </table:table-cell>
          <table:table-cell table:style-name="ce19" table:formula="of:=[.I81]+273.15" office:value-type="string" office:string-value="" calcext:value-type="error">
            <text:p>#VALUE!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80]-[.C81]" office:value-type="float" office:value="3.69502926441347" calcext:value-type="float">
            <text:p>3.6950292644</text:p>
          </table:table-cell>
          <table:table-cell table:style-name="ce10" table:formula="of:=[.D80]+[.D81]" office:value-type="float" office:value="1.83015019102055" calcext:value-type="float">
            <text:p>1.830150191</text:p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74]-[.I80])/[.C81]" office:value-type="string" office:string-value="" calcext:value-type="error">
            <text:p>#VALUE!</text:p>
          </table:table-cell>
          <table:table-cell table:style-name="ce10"/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S81]-[.Y73])/[.C80]" office:value-type="float" office:value="0" calcext:value-type="float">
            <text:p>0</text:p>
          </table:table-cell>
          <table:table-cell table:style-name="ce10"/>
          <table:table-cell/>
          <table:table-cell table:style-name="ce16" office:value-type="string" calcext:value-type="string">
            <text:p>k</text:p>
          </table:table-cell>
          <table:table-cell table:style-name="ce16" table:formula="of:=[.C80]/([.I44]*ABS([.O70]))" office:value-type="string" office:string-value="" calcext:value-type="error">
            <text:p>#DIV/0!</text:p>
          </table:table-cell>
          <table:table-cell table:style-name="ce16" table:formula="of:=[.G85]*([.D80]/[.C80]+[.P70]/ABS([.O70]))" office:value-type="string" office:string-value="" calcext:value-type="error">
            <text:p>#DIV/0!</text:p>
          </table:table-cell>
          <table:table-cell table:style-name="ce16" table:formula="of:=[.C81]/([.I44]*ABS([.O70]))" office:value-type="string" office:string-value="" calcext:value-type="error">
            <text:p>#DIV/0!</text:p>
          </table:table-cell>
          <table:table-cell table:style-name="ce16" table:formula="of:=[.I85]*([.D81]/[.C81]+[.P70]/ABS([.O70]))" office:value-type="string" office:string-value="" calcext:value-type="error">
            <text:p>#DIV/0!</text:p>
          </table:table-cell>
          <table:table-cell table:style-name="ce23" table:formula="of:=[.E81]/([.$I$1]*ABS([.O70]))" office:value-type="string" office:string-value="" calcext:value-type="error">
            <text:p>#DIV/0!</text:p>
          </table:table-cell>
          <table:table-cell table:style-name="ce16" table:formula="of:=[.K85]*([.F81]/[.E81]+[.P70]/ABS([.O70])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10" table:formula="of:=([.Y74]-[.Y73])/[.E81]" office:value-type="float" office:value="0" calcext:value-type="float">
            <text:p>0</text:p>
          </table:table-cell>
          <table:table-cell table:style-name="ce10" table:formula="of:=[.C86]*(([.Z73]+[.Z74])/([.Y73]-[.Y74])+[.F81]/[.E8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7:04:58.45425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3:56:09.962521088</meta:creation-date>
    <dc:date>2015-04-15T01:02:04.979349494</dc:date>
    <meta:editing-duration>PT20H27M18S</meta:editing-duration>
    <meta:editing-cycles>18</meta:editing-cycles>
    <meta:generator>LibreOffice/4.2.7.2$Linux_X86_64 LibreOffice_project/420m0$Build-2</meta:generator>
    <meta:document-statistic meta:table-count="1" meta:cell-count="777" meta:object-count="0"/>
  </office:meta>
</office:document-meta>
</file>